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0" office:value-type="string" calcext:value-type="string">
            <text:p>Mens. 10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1-06" calcext:value-type="date">
            <text:p>06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0" office:value-type="string" calcext:value-type="string">
            <text:p>Mens. 1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2-04" calcext:value-type="date">
            <text:p>04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0" office:value-type="string" calcext:value-type="string">
            <text:p>Mens. 1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6-01-31" calcext:value-type="date">
            <text:p>31/01/2026</text:p>
          </table:table-cell>
          <table:table-cell table:style-name="ce50" office:value-type="string" calcext:value-type="string">
            <text:p>Mens. 01/2026 (A.C.)</text:p>
          </table:table-cell>
          <table:table-cell table:style-name="ce53" office:value-type="float" office:value="520" calcext:value-type="float">
            <text:p>52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8]-[.F8]" office:value-type="float" office:value="520" calcext:value-type="float">
            <text:p>52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8])" office:value-type="float" office:value="520" calcext:value-type="float">
            <text:p>52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4.843317868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4.8475466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6-02-02T14:29:35.285613253</dc:date>
    <meta:print-date>2020-02-05T15:45:38.714000000</meta:print-date>
    <dc:language>pt-PT</dc:language>
    <meta:editing-cycles>662</meta:editing-cycles>
    <meta:editing-duration>P3DT18H32M30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